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margin-left="0.616cm" fo:margin-right="0cm" fo:text-indent="0cm" style:auto-text-indent="false"/>
      <style:text-properties style:text-underline-style="none"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text-properties style:text-underline-style="none" fo:font-weight="normal" style:font-weight-asian="normal" style:font-weight-complex="normal"/>
    </style:style>
    <style:style style:name="P10" style:family="paragraph" style:parent-style-name="Standard" style:list-style-name="L5">
      <style:text-properties style:text-underline-style="none" fo:font-weight="normal" style:font-weight-asian="normal" style:font-weight-complex="normal"/>
    </style:style>
    <style:style style:name="P11" style:family="paragraph" style:parent-style-name="Standard" style:list-style-name="L6">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3">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3">
      <style:paragraph-properties fo:margin-left="3.752cm" fo:margin-right="0cm" fo:text-indent="-0.635cm" style:auto-text-indent="false"/>
      <style:text-properties style:text-underline-style="none" fo:font-weight="normal" style:font-weight-asian="normal" style:font-weight-complex="normal"/>
    </style:style>
    <style:style style:name="P17" style:family="paragraph" style:parent-style-name="Standard" style:list-style-name="L3">
      <style:paragraph-properties fo:margin-left="0.616cm" fo:margin-right="0cm" fo:text-indent="0cm" style:auto-text-indent="false"/>
      <style:text-properties style:text-underline-style="none" fo:font-weight="normal" style:font-weight-asian="normal" style:font-weight-complex="normal"/>
    </style:style>
    <style:style style:name="P18" style:family="paragraph" style:parent-style-name="Standard" style:list-style-name="L4">
      <style:paragraph-properties fo:margin-left="0.616cm" fo:margin-right="0cm" fo:text-indent="0cm" style:auto-text-indent="false"/>
      <style:text-properties style:text-underline-style="none" fo:font-weight="normal" style:font-weight-asian="normal" style:font-weight-complex="normal"/>
    </style:style>
    <style:style style:name="P19" style:family="paragraph" style:parent-style-name="Standard" style:list-style-name="L9">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ff0000"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PS</text:p>
      <text:p text:style-name="P1"/>
      <text:p text:style-name="P1">Web page segmentation <text:span text:style-name="T1">: </text:span></text:p>
      <text:p text:style-name="P3">Segmentation de page en région ou bloc. Plusieurs approche : </text:p>
      <text:list xml:id="list1408649094" text:style-name="L1">
        <text:list-item>
          <text:p text:style-name="P7">DOM-based Segmentation : certain tag peuvent représenter une bloc dans la page (P, TABLE, UL, H1~H6) etc. Généralement le DOM structure la page. Certain tag peuvent être utilisé pour non pas pour organiser le contenu (TABLE, DIV)mais aussi pour agencer les éléments dans la page. Dans certain cas, DOM tend à révéler la structure de présentation plutôt que la structure du contenu et ne sont pas assez précis pour extraire les différents blocs sémantiques dans une page.</text:p>
        </text:list-item>
        <text:list-item>
          <text:p text:style-name="P7">Segmentation fondé sur les layout : pas intégrable à toute les pages web et la segmentation est trop grossière pour extraire les bloc sémantique de la page.</text:p>
        </text:list-item>
        <text:list-item>
          <text:p text:style-name="P7">Segmentation fondé sur la segmentation visuelle : la segmentation se base sur la les indices visuelles. On reconstruit une arborescence fondé sur la structure du contenu. </text:p>
        </text:list-item>
      </text:list>
      <text:p text:style-name="P3"/>
      <text:p text:style-name="P3">Chaque nœud du DOM peut être candidats pour représenter un bloc visuel. Cependant certain nœud comme TABLE, DIV ont seulement un but d'organisation. Les concepteurs de page web organisent le contenu des pages web suivant un certain agencement. Ainsi certain nœud subdivise une page, par exemple la balise &lt;header&gt; de la page regroupe la bannière et le menu de navigation (cf <text:a xlink:type="simple" xlink:href="http://www.lexpress.fr/actualite/monde/">lien</text:a>).</text:p>
      <text:p text:style-name="P3"/>
      <text:p text:style-name="P3">Pour chaque bloc extrait. On va accorder un DOC en accord avec ses différences intra-visuel.</text:p>
      <text:p text:style-name="P3"/>
      <text:p text:style-name="P3">Avec VIPS on va essayé de comprendre l'intention du l'auteur du contenu.</text:p>
      <text:p text:style-name="P3"/>
      <text:p text:style-name="P3">La décision de diviser le DOM se fait (on n'extrait pas de bloc avec le nœud courant mais on continu le parcours du DOM) sur d'après certaine considération :</text:p>
      <text:p text:style-name="P3"><text:tab/>Les propriétés du nœud courant DOM : la nature du noeud </text:p>
      <text:p text:style-name="P3"><text:tab/>Les propriétés des <text:s/>enfants du nœud courant : la nature, le nombre et la couleurs d'arrière plan de ses nœuds.</text:p>
      <text:p text:style-name="P3"/>
      <text:p text:style-name="P3"/>
      <text:p text:style-name="P3">Concepts utile à la production d'heuristiques : </text:p>
      <text:list xml:id="list824645256" text:style-name="L2">
        <text:list-item>
          <text:p text:style-name="P8">Indice sur la nature de la balise. </text:p>
          <text:list>
            <text:list-header>
              <text:p text:style-name="P8">1 - Certaine balise s'utilise pour séparer les différents topics. </text:p>
              <text:p text:style-name="P8">2 - Si une balise <text:span text:style-name="T3">inline</text:span> contient un enfant <text:span text:style-name="T3">line-break</text:span> on divise ce nœud.</text:p>
            </text:list-header>
          </text:list>
        </text:list-item>
        <text:list-item>
          <text:p text:style-name="P8">Indice de couleur : on va diviser les nœuds avec des enfants qui ne partagent pas la même couleur d'arrière plan.</text:p>
        </text:list-item>
        <text:list-item>
          <text:p text:style-name="P8">Indice de texte : La majorité des enfants du nœuds sont du texte, alors on ne divise pas.</text:p>
        </text:list-item>
        <text:list-item>
          <text:p text:style-name="P8">Indice de taille : <text:s/>Il faut définir un seuil de taille relative pour les différentes étiquettes (le seuil varie ).</text:p>
          <text:p text:style-name="P8"><text:s/>de taille et un poids pour chaque nœud du DOM. Si la taille relative du nœud est inférieur au seuil prédéfini alors on ne divise pas. </text:p>
        </text:list-item>
      </text:list>
      <text:p text:style-name="P3"/>
      <text:p text:style-name="P3">En se basant sur ces indices les auteurs nous produisons certaines heuristiques permettant de déterminer quelles sont les nœuds pouvant être candidat à l'extraction d'un bloc visuel. A chaque bloc visuel identifié, puis extrait on lui associe un degrés de cohérence. </text:p>
      <text:p text:style-name="P3"/>
      <text:p text:style-name="P3">Heuristiques :</text:p>
      <text:p text:style-name="P3"/>
      <text:list xml:id="list601703828" text:style-name="L3">
        <text:list-item>
          <text:p text:style-name="P9">Règle 1 :Nœud courant n'est pas un nœud texte et <text:s/>il n'a pas de nœud valide. C'est un nœud que l'on ne va pas traiter : nœud non valide. Typiquement un balise oublié par le concepteur.</text:p>
          <text:p text:style-name="P9">On applique cette règle à tous les nœuds</text:p>
        </text:list-item>
        <text:list-item>
          <text:p text:style-name="P9"><text:soft-page-break/>Règle 2 :Nœud courant possède un seul enfant valide et cet enfant n'est pas un nœud texte : on parcours. </text:p>
          <text:p text:style-name="P15">Type de nœud : On applique cette règle à tous les nœuds</text:p>
        </text:list-item>
        <text:list-item>
          <text:p text:style-name="P9">Règle 3 : Si le nœud est un bloc-visuel (déjà <text:s/>parcouru) et qu'il possède une sous structure du DOM, alors on divise.</text:p>
          <text:p text:style-name="P15">On applique cette règle à tous les nœuds</text:p>
        </text:list-item>
        <text:list-item>
          <text:p text:style-name="P9">Règle 4 : Si tous les enfants du nœuds courant sont des nœuds textes <text:span text:style-name="T3">ou des nœuds textes virtuels. </text:span><text:span text:style-name="T4">Extraction le nœud pour le mettre dans le pool de bloc :</text:span></text:p>
          <text:list>
            <text:list-item>
              <text:list>
                <text:list-item>
                  <text:list>
                    <text:list-item>
                      <text:list>
                        <text:list-item>
                          <text:list>
                            <text:list-item>
                              <text:p text:style-name="P14">si les nœuds textes ont la même taille de police et la même graisse (gras) de police : DoC = 10</text:p>
                            </text:list-item>
                            <text:list-item>
                              <text:p text:style-name="P14">sinon : DoC = 9</text:p>
                            </text:list-item>
                          </text:list>
                        </text:list-item>
                      </text:list>
                    </text:list-item>
                  </text:list>
                </text:list-item>
              </text:list>
            </text:list-item>
          </text:list>
        </text:list-item>
      </text:list>
      <text:p text:style-name="P4"><text:tab/><text:span text:style-name="T3">Type de nœud : ??</text:span></text:p>
      <text:list xml:id="list402832577" text:continue-numbering="true" text:style-name="L3">
        <text:list-item>
          <text:p text:style-name="P9">Règle 5 : Si un des enfants du nœuds courant est un nœud line-break alors continu le parcours.</text:p>
          <text:p text:style-name="P15">Type de nœud : la règle s'applique sur les nœuds n'ayant pas nature à contenir des nœuds sectionnant. </text:p>
        </text:list-item>
        <text:list-item>
          <text:p text:style-name="P9">Règle 6: Si l'un des enfants du nœud courant est une balise &lt;hr&gt; alors division <text:s/></text:p>
          <text:p text:style-name="P15">Ne s'applique pas sur les nœuds tels que TD, TR, TABLE</text:p>
        </text:list-item>
        <text:list-item>
          <text:p text:style-name="P9"><text:span text:style-name="T3">Règle 7 : </text:span><text:span text:style-name="T4">la somme de la taille (seuil définit à priori ?) des nœuds enfants est supérieur à la taille du nœud courant alors continu le parcours. </text:span><text:span text:style-name="T6">Règle pas implémenté car pas comprise</text:span></text:p>
        </text:list-item>
        <text:list-item>
          <text:p text:style-name="P9">Règle 8 : Si la couleur du nœud courant est différente de l'un des nœuds enfants.</text:p>
          <text:p text:style-name="P9">Extraction du nœud enfant avec </text:p>
          <text:list>
            <text:list-item>
              <text:list>
                <text:list-item>
                  <text:list>
                    <text:list-item>
                      <text:list>
                        <text:list-item>
                          <text:p text:style-name="P9">un Doc (6-8) suivant le tag et la taille du nœud enfant</text:p>
                        </text:list-item>
                      </text:list>
                    </text:list-item>
                  </text:list>
                </text:list-item>
              </text:list>
            </text:list-item>
          </text:list>
        </text:list-item>
      </text:list>
      <text:p text:style-name="P3"><text:s text:c="12"/><text:span text:style-name="T3">On applique cette règle aux éléments identifiés comme sectionnant &lt;DIV&gt;, &lt;TABLE&gt; rmq : divergence avec les spécifications de VIPS</text:span></text:p>
      <text:list xml:id="list1381028346" text:continue-numbering="true" text:style-name="L3">
        <text:list-item>
          <text:p text:style-name="P9">Règle 9 : Si le nœud à au moins nœud texte enfant ou au moins un nœud de texte virtuel et la taille relative du nœud est plus petite qu'un seuil, alors extrait le bloc</text:p>
          <text:list>
            <text:list-item>
              <text:list>
                <text:list-item>
                  <text:list>
                    <text:list-item>
                      <text:list>
                        <text:list-item>
                          <text:p text:style-name="P16">Doc ← (5-8) suivant le tag</text:p>
                          <text:p text:style-name="P17"/>
                          <text:p text:style-name="P17">- <text:s/>Règle 10 : <text:s text:c="2"/>Si le nœud enfant ayant la taille maximum est plus petit que le seuil alors on extrait le bloc </text:p>
                        </text:list-item>
                        <text:list-item>
                          <text:p text:style-name="P17">Doc ← suivant le tag et la taille du nœud</text:p>
                          <text:p text:style-name="P17">- Règle 11 : Si le nœud précédent frère prétendent n'a pas été divisé, ne pas diviser</text:p>
                          <text:p text:style-name="P17">- Règle 12 :</text:p>
                        </text:list-item>
                      </text:list>
                    </text:list-item>
                  </text:list>
                </text:list-item>
              </text:list>
            </text:list-item>
          </text:list>
        </text:list-item>
      </text:list>
      <text:list xml:id="list741010084" text:style-name="L4">
        <text:list-item>
          <text:p text:style-name="P18">Règle 13 :</text:p>
        </text:list-item>
      </text:list>
      <text:p text:style-name="P5"/>
      <text:p text:style-name="P5">Quel ordre de règle à <text:s/>appliquer ?</text:p>
      <text:p text:style-name="P5"/>
      <text:p text:style-name="P5">L'extraction des blocs sémantiques d'une page → première étape vers la compréhension du contenu définit. On peut isoler les éléments qui structurent la page de manière explicite. </text:p>
      <text:p text:style-name="P1"/>
      <text:p text:style-name="P1"/>
      <text:p text:style-name="P2">Fonction<text:span text:style-name="T1"> :</text:span></text:p>
      <text:p text:style-name="P3">-Parcours du DOM, parcours descendant, en profondeur</text:p>
      <text:p text:style-name="P3">-Récupération des informations visuelles. Elles sont récupérées du navigateur. </text:p>
      <text:p text:style-name="P3">-Calcul Doc pour un bloc.</text:p>
      <text:p text:style-name="P3">-Calcul Poids séparateurs de bloc </text:p>
      <text:p text:style-name="P3">-Construction hiérarchie de bloc</text:p>
      <text:p text:style-name="P3"/>
      <text:p text:style-name="P3"/>
      <text:p text:style-name="P3">Étape 1 : segmentation du DOM en gros bloc, on conserve une structure hiérarchique de ces blocs. </text:p>
      <text:p text:style-name="P3"><text:soft-page-break/>Pour chaque bloc on va appliquer récursivement le même processus si il ne satisfait pas la condition d’arrêt que est la DOC du bloc soit plus petite que Pdoc. Pour chaque bloc extrait (à chaque segmentation) on assigne un DoC</text:p>
      <text:p text:style-name="P3">Détail : </text:p>
      <text:list xml:id="list760736275" text:style-name="L5">
        <text:list-item>
          <text:list>
            <text:list-item>
              <text:p text:style-name="P10">parcours chaque nœud du DOM pour savoir si sa sous structure peut former un bloc</text:p>
              <text:list>
                <text:list-item>
                  <text:p text:style-name="P10">Détail : </text:p>
                  <text:p text:style-name="P10">DivisionDomNoeud (pNode)→ pour un nœud passé en entrée on passe chacun de ses enfants à la fonction Divisable qui renvoie vraie si la sous structure du nœud passé forme un bloc visuel ou non. </text:p>
                  <text:p text:style-name="P10"><text:span text:style-name="T2">Divisable</text:span> (cNode) → </text:p>
                  <text:p text:style-name="P10"><text:span text:style-name="T2">Calcule DOC</text:span>(cNode) → </text:p>
                </text:list-item>
              </text:list>
            </text:list-item>
            <text:list-item>
              <text:p text:style-name="P10">récupère chaque bloc dans un pool et calcule des séparateurs visuelles +<text:span text:style-name="T2"> attribution d'un poids à chaque séparateur</text:span>. Les séparateurs sont un couple de bloc adjacents. Le poids attribué en <text:span text:style-name="T3">fonction de la distance géographique</text:span> qui sépare les blocs (= si séparateur horizontal → la hauteur du séparateur.) et <text:span text:style-name="T3">fonction de distance visuelle <text:s/></text:span>des différences visuelles entre les blocs.</text:p>
            </text:list-item>
            <text:list-item>
              <text:p text:style-name="P10"><text:span text:style-name="T2">construit une structure hiérarchique</text:span> des blocs. Consiste à fusionner les blocs adjacents ayant des séparateurs de poids faible.</text:p>
            </text:list-item>
            <text:list-item>
              <text:p text:style-name="P10">recommence le processus pour chaque bloc ayant un DOC inférieur au PDOC. Chaque bloc ou l'on applique le processus est une nouvelle pool ou l'on recalcule à l’intérieur des séparateurs.</text:p>
            </text:list-item>
          </text:list>
        </text:list-item>
      </text:list>
      <text:p text:style-name="P3"/>
      <text:p text:style-name="P3"/>
      <text:p text:style-name="P3"/>
      <text:p text:style-name="P3"/>
      <text:p text:style-name="P3"/>
      <text:p text:style-name="P3">Étape 2 : calcule/détection des séparateurs. A la fin de chaque tour de l'étape 1, les blocs trouvés sont placés dans une pool. Des séparateurs sont identifiés entre chaque blocs. On leurs attribut un poids.</text:p>
      <text:p text:style-name="P3"><text:span text:style-name="T5">Calcule du poids des séparateurs </text:span>: séparateur représente la <text:span text:style-name="T3">relation</text:span> entre chaque bloc (qui ne se recouvre pas). Un séparateur possède un poids déterminé par <text:span text:style-name="T3">fonction de distance géographique</text:span> (= taille de séparateur) et <text:span text:style-name="T3">une fonction de distance visuelle</text:span> entre les deux blocs adjacents. </text:p>
      <text:p text:style-name="P3"/>
      <text:p text:style-name="P3">Cas ou l'on a au moins trois bloc pour un séparateur. Comment attribuer un poids au séparateur : on va se baser sur les blocs les moins / plus sémantiquement éloignés.</text:p>
      <text:p text:style-name="P3"/>
      <text:p text:style-name="P3"/>
      <text:p text:style-name="P3">- Trie des séparateurs en fonction de leur poids.</text:p>
      <text:p text:style-name="P3">Le poids des séparateurs permet de déterminer les blocs qui ne représentent pas unitairement un bloc visuel suffisamment important et doivent donc être fusionné. </text:p>
      <text:p text:style-name="P3">Les séparateurs sont des lignes verticales et horizontales qui traversent la pool de bloc sans couper un bloc. Les séparateurs représentent une relation entre deux blocs. Ils sont un indicateur permettant de savoir si on peut fusionner deux bloc ou non.</text:p>
      <text:p text:style-name="P3"/>
      <text:p text:style-name="P2">Sous étape : extraction des séparateurs</text:p>
      <text:list xml:id="list2028063059" text:style-name="L6">
        <text:list-item>
          <text:list>
            <text:list-item>
              <text:p text:style-name="P11">Initialise la liste des séparateurs avec un séparateur dont le début commence sur le bord de la pool et se termine de l'autre côté.</text:p>
            </text:list-item>
            <text:list-item>
              <text:p text:style-name="P11">Pour chaque bloc de la pool, on évalue la relation du bloc avec chaque séparateur :</text:p>
              <text:list>
                <text:list-item>
                  <text:list>
                    <text:list-item>
                      <text:p text:style-name="P11">soit le bloc est contenu dans le séparateur → coupe le séparateur = deux nouveaux séparateurs</text:p>
                    </text:list-item>
                    <text:list-item>
                      <text:p text:style-name="P11">Si il ne contient pas le séparateur en entier mais le traverse → met à jours les dimensions, réduit la hauteur pour un séparateur verticales et réduit la largeur <text:soft-page-break/>pour un séparateur horizontal.</text:p>
                    </text:list-item>
                    <text:list-item>
                      <text:p text:style-name="P11">Si le bloc recouvre le séparateur, il est alors supprimé.</text:p>
                    </text:list-item>
                  </text:list>
                </text:list-item>
              </text:list>
            </text:list-item>
            <text:list-item>
              <text:p text:style-name="P11">Met séquentiellement chaque bloc dans le pool, à chaque tour on coupe les séparateurs calculés. </text:p>
            </text:list-item>
          </text:list>
        </text:list-item>
      </text:list>
      <text:p text:style-name="P3">Sous-étape : identification de la relation entre les blocs</text:p>
      <text:p text:style-name="P3"><text:tab/>Parcours la liste des séparateurs. </text:p>
      <text:p text:style-name="P3"><text:tab/>Pour chaque séparateur on le compare à chaque blocs : ex (cas séparateur Horizontal) on teste si il partage le bordinf alors poolbloc1 sinon poolbloc2.</text:p>
      <text:p text:style-name="P3"/>
      <text:p text:style-name="P3">Sous-étape : calcule du poids des séparateurs</text:p>
      <text:p text:style-name="P3"><text:tab/>dans un premier temps compare seulement les blocs représentatifs (le plus grand degrés de cohérence)</text:p>
      <text:p text:style-name="P3"><text:tab/></text:p>
      <text:p text:style-name="P3"/>
      <text:p text:style-name="P3"/>
      <text:p text:style-name="P3"/>
      <text:p text:style-name="P3">Étape 3 : Construction de la hiérarchie de bloc. </text:p>
      <text:p text:style-name="P3"><text:tab/>Construction de la structure intermédiaire ( pool de bloc visuelle) démarre des séparateurs qui ont le poids le plus faible. Les blocs adjacents à ces séparateurs de poids faible sont fusionnés. <text:s/></text:p>
      <text:list xml:id="list1165114250" text:style-name="L7">
        <text:list-item>
          <text:list>
            <text:list-item>
              <text:p text:style-name="P12">Construction d'une structure « arbre de bloc visuel » </text:p>
            </text:list-item>
            <text:list-item>
              <text:p text:style-name="P12">Fusion des blocs adjacents ayant des poids de séparateur faible. Ce qui revient à supprimer les blocs fusionnés de « l'arbre de bloc visuel »</text:p>
            </text:list-item>
            <text:list-item>
              <text:p text:style-name="P12">Parcours l'arbre de bloc visuel pour testé la granularité des feuille. Si pas suffisante on ré-applique le processus de segmentation (Étape 1). Un bloc n'ayant pas un degrés de granularité (par rapport au Doc) suffisant est considéré comme une sous page.</text:p>
            </text:list-item>
          </text:list>
        </text:list-item>
      </text:list>
      <text:p text:style-name="P3"><text:s/></text:p>
      <text:p text:style-name="P3">sous-étape : trie des séparateurs suivant un ordre croissant</text:p>
      <text:p text:style-name="P3">sous-étape : fusion des blocs séparer par des séparateurs de poids faible. Création d'un nouveau bloc <text:s/>visuel dans la page contenant les blocs adjacents au séparateur. Ajout de ce bloc dans la pool de bloc. Suppression dans la pool des blocs adjacents.</text:p>
      <text:p text:style-name="P3">sous-étape : On obtient une nouvelle pool de bloc visuel. On va continuer à découper les éléments de la pool jusqu'à obtenir des unités atomiques de construction sémantique. A chaque fin de tour, nous allons étendre la structure <text:s/>arborescente des blocs visuels.</text:p>
      <text:p text:style-name="P3"/>
      <text:p text:style-name="P3"/>
      <text:list xml:id="list2058867898" text:continue-list="list760736275" text:style-name="L5">
        <text:list-item>
          <text:list>
            <text:list-item>
              <text:list>
                <text:list-header>
                  <text:p text:style-name="P10"><text:span text:style-name="T2">Divisable</text:span> (cNode) → </text:p>
                </text:list-header>
              </text:list>
            </text:list-item>
          </text:list>
        </text:list-item>
      </text:list>
      <text:p text:style-name="P3"><text:tab/><text:tab/><text:tab/> </text:p>
      <text:list xml:id="list729287699" text:continue-numbering="true" text:style-name="L5">
        <text:list-item>
          <text:list>
            <text:list-item>
              <text:list>
                <text:list-header>
                  <text:p text:style-name="P10"><text:span text:style-name="T2">Calcule DOC </text:span>(cNode) → </text:p>
                  <text:list>
                    <text:list-item>
                      <text:list>
                        <text:list-header>
                          <text:p text:style-name="P10"><text:span text:style-name="T2">DoC</text:span> = Degrés de cohérence. Chaque nœud de l'arbre peut former un blob visuel. Doc permet de mesurer le degrés de cohérence que forme un nœud. C'est à dire si il forme un bloc visuel. Plus le degrés de cohérence est fort, plus le contenu forme un bloc visuel consistant.</text:p>
                          <text:p text:style-name="P10">La valeur varie de 1 à 10.</text:p>
                          <text:p text:style-name="P10"><text:span text:style-name="T2">Pdoc</text:span> = Degrés de cohérence permis. </text:p>
                        </text:list-header>
                      </text:list>
                    </text:list-item>
                  </text:list>
                </text:list-header>
              </text:list>
            </text:list-item>
          </text:list>
        </text:list-item>
      </text:list>
      <text:p text:style-name="P3"><text:tab/><text:tab/><text:tab/>Applique, choisit la règle qui renvoie le DoC max.</text:p>
      <text:p text:style-name="P3"/>
      <text:p text:style-name="P3"/>
      <text:p text:style-name="P3">Indice de taille : il faut prédéfinir un seuil de taille relative pour les différentes balises. Apparemment chaque nœud possède un taille en fonction de son tag est majoré par ça position dans la structure du DOM. Plus elle est élevé plus elle à de chance d'être divisé (plus le nœud est proche de la racine, plus il a de chance d'être divisé ?)</text:p>
      <text:p text:style-name="P3"><text:s/></text:p>
      <text:p text:style-name="P3"><text:soft-page-break/></text:p>
      <text:p text:style-name="P3">Cas de teste : </text:p>
      <text:p text:style-name="P3"><text:tab/>- Tester le comportement avec les flottants.</text:p>
      <text:list xml:id="list777799450" text:style-name="L8">
        <text:list-item>
          <text:list>
            <text:list-item>
              <text:p text:style-name="P13">Avec les images ?</text:p>
            </text:list-item>
          </text:list>
        </text:list-item>
      </text:list>
      <text:p text:style-name="P3"/>
      <text:p text:style-name="P3"/>
      <text:p text:style-name="P5"/>
      <text:p text:style-name="P5">Point d'amélioration : </text:p>
      <text:list xml:id="list1534061323" text:style-name="L9">
        <text:list-item>
          <text:p text:style-name="P19">Récupérer de plus gros blocs au premier Tour. Amélioration de décision de découpage : découvrir les éléments successeur avant de prendre la décision de découpage. (note : principe de retour sur trace (backtracking) ) </text:p>
        </text:list-item>
        <text:list-item>
          <text:p text:style-name="P19"/>
        </text:list-item>
        <text:list-item>
          <text:p text:style-name="P19">Faire marcher l'aglo sur un site et avancer !!!!!</text:p>
        </text:list-item>
        <text:list-item>
          <text:p text:style-name="P19"/>
        </text:list-item>
        <text:list-item>
          <text:p text:style-name="P19">Valider l'approche alignant les blocs détectés avec le méta-modèle en : trouver des mesures, mesure d' exhaustivité, mesure précision et rappel (http://fr.wikipedia.org/wiki/Pr%C3%A9cision_et_rappel). <text:s/></text:p>
        </text:list-item>
        <text:list-item>
          <text:p text:style-name="P19"/>
        </text:list-item>
        <text:list-item>
          <text:p text:style-name="P19">Amélioration/Ajout d'heuristique en fonction des souhaits de l'utilisateur. Heuristiques pour découvrir les éléments d’intérêt de l'utilisateur.</text:p>
        </text:list-item>
        <text:list-item>
          <text:p text:style-name="P19">Faire un Benchmark avec des cas intéressants qui montre l'éventail des structures. Comparaison de page présentant les mêmes éléments d' intérêts mais décrit de façon différentes.</text:p>
        </text:list-item>
        <text:list-item>
          <text:p text:style-name="P19"><text:s/></text:p>
        </text:list-item>
        <text:list-item>
          <text:p text:style-name="P19">Présentation des résultats de l'algo décrient dans l'article VS Présentation des résultats de segmentation de l'algo adapté</text:p>
        </text:list-item>
        <text:list-item>
          <text:p text:style-name="P19"/>
        </text:list-item>
        <text:list-item>
          <text:p text:style-name="P19">Point d'amélioration sur la fusion des blocs : mettre en place des verrous ne pas créer de bloc virtuel. </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4-08T15:09:31</meta:creation-date>
    <dc:date>2014-05-05T19:43:42</dc:date>
    <dc:creator>Asus </dc:creator>
    <meta:editing-duration>P2DT15H4M24S</meta:editing-duration>
    <meta:editing-cycles>225</meta:editing-cycles>
    <meta:generator>LibreOffice/3.5$Linux_x86 LibreOffice_project/350m1$Build-2</meta:generator>
    <meta:document-statistic meta:table-count="0" meta:image-count="0" meta:object-count="0" meta:page-count="5" meta:paragraph-count="116" meta:word-count="2105" meta:character-count="12033" meta:non-whitespace-character-count="10020"/>
  </office:meta>
</office:document-meta>
</file>